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d65" officeooo:paragraph-rsid="0019bd65"/>
    </style:style>
    <style:style style:name="P2" style:family="paragraph" style:parent-style-name="Standard">
      <style:text-properties officeooo:rsid="0019bd65" officeooo:paragraph-rsid="0019bd65"/>
    </style:style>
    <style:style style:name="P3" style:family="paragraph" style:parent-style-name="Standard">
      <style:text-properties officeooo:rsid="0019fe55" officeooo:paragraph-rsid="0019fe55"/>
    </style:style>
    <style:style style:name="P4" style:family="paragraph" style:parent-style-name="Standard">
      <style:text-properties fo:color="#c9211e" loext:opacity="100%" officeooo:rsid="0019fe55" officeooo:paragraph-rsid="0019fe55"/>
    </style:style>
    <style:style style:name="P5" style:family="paragraph" style:parent-style-name="Standard">
      <style:text-properties officeooo:rsid="001c8e00" officeooo:paragraph-rsid="001c8e00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9fe55"/>
    </style:style>
    <style:style style:name="T2" style:family="text">
      <style:text-properties officeooo:rsid="001db97b"/>
    </style:style>
    <style:style style:name="T3" style:family="text">
      <style:text-properties officeooo:rsid="00210277"/>
    </style:style>
    <style:style style:name="T4" style:family="text">
      <style:text-properties officeooo:rsid="00229794"/>
    </style:style>
    <style:style style:name="Sect1" style:family="section">
      <style:section-properties fo:background-color="#ffbf00" style:editable="false">
        <style:columns fo:column-count="1" fo:column-gap="0cm"/>
        <style:background-image/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T</text:span>est blanko <text:span text:style-name="T1">F</text:span>eld:</text:p>
      <text:p text:style-name="P1"><draw:control text:anchor-type="as-char" draw:z-index="0" draw:name="Form1" draw:style-name="gr2" draw:text-style-name="P6" svg:width="5.779cm" svg:height="0.789cm" draw:control="control1"/></text:p>
      <text:p text:style-name="P1"/>
      <text:p text:style-name="P3">Test blanko Feld im Bereich. Bereich mit Verbergen Formel.</text:p>
      <text:p text:style-name="P5">Wert der Verbergen Formel: $$<text:span text:style-name="T2">Sur</text:span>name</text:p>
      <text:p text:style-name="P3">----<text:span text:style-name="T3">Bereich wird </text:span><text:span text:style-name="T4">nur </text:span><text:span text:style-name="T3">beim Wert ‚Albrecht‘ verborgen. Sonst angezeigt.</text:span></text:p>
      <text:section text:style-name="Sect1" text:name="BereichMitEingabefeld" text:condition="ooow:&quot;$$Surname&quot;==&quot;Albrecht&quot;" text:display="condition">
        <text:p text:style-name="P4"><text:s/>Statischer Text: <draw:control text:anchor-type="as-char" draw:z-index="1" draw:name="Form2" draw:style-name="gr1" draw:text-style-name="P6" svg:width="4.947cm" svg:height="0.825cm" draw:control="control2"/><text:s text:c="3"/>Statischer Text hinter dem Eingabefeld.<text:line-break/><text:line-break/></text:p>
      </text:section>
      <text:p text:style-name="P3">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0:04:18.004000000</meta:creation-date>
    <dc:date>2022-01-31T14:28:22.518000000</dc:date>
    <meta:editing-duration>PT27M38S</meta:editing-duration>
    <meta:editing-cycles>11</meta:editing-cycles>
    <meta:generator>LibreOffice/7.1.7.2$Windows_x86 LibreOffice_project/c6a4e3954236145e2acb0b65f68614365aeee33f</meta:generator>
    <meta:document-statistic meta:table-count="0" meta:image-count="0" meta:object-count="0" meta:page-count="1" meta:paragraph-count="7" meta:word-count="35" meta:character-count="246" meta:non-whitespace-character-count="212"/>
  </office:meta>
</office:document-meta>
</file>